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Text"/>
        <text:sequence-decl text:display-outline-level="0" text:name="Equation"/>
        <text:sequence-decl text:display-outline-level="0" text:name="Listing"/>
      </text:sequence-decls>
      <text:p text:style-name="OrgTitle">
<text:title>Neighborhood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p text:style-name="Text_20_body">项目定位:
</text:p>
      <text:list text:style-name="OrgBulletedList" text:continue-numbering="false">
        <text:list-item>
          <text:p text:style-name="Text_20_body">解决非周期性和周期性体系中最近邻粒子快速构建的问题.
</text:p>
        </text:list-item>
        <text:list-item>
          <text:p text:style-name="Text_20_body">仿ase中的 NeighborList
</text:p>
        </text:list-item>
      </text:list>
      <text:p text:style-name="Text_20_body">使用场景
</text:p>
      <text:list text:style-name="OrgBulletedList" text:continue-numbering="false">
        <text:list-item>
          <text:p text:style-name="Text_20_body">对某点集, 快速判断距某点
<draw:frame draw:style-name="OrgInlineImage" svg:width="0.14cm" svg:height="0.34cm" text:anchor-type="as-char" draw:name="Frame1">

<draw:image xlink:href="Images/0001.png" xlink:type="simple" xlink:show="embed" xlink:actuate="onLoad"/><svg:title>Latex-Fragment</svg:title><svg:desc>$i$</svg:desc>
</draw:frame> 距离为
<draw:frame draw:style-name="OrgInlineImage" svg:width="0.21cm" svg:height="0.23cm" text:anchor-type="as-char" draw:name="Frame2">

<draw:image xlink:href="Images/0002.png" xlink:type="simple" xlink:show="embed" xlink:actuate="onLoad"/><svg:title>Latex-Fragment</svg:title><svg:desc>$r$</svg:desc>
</draw:frame> 时邻近原子集.
</text:p>
        </text:list-item>
        <text:list-item>
          <text:p text:style-name="Text_20_body">对某点集, 构建所有满足两点间距小于
<draw:frame draw:style-name="OrgInlineImage" svg:width="0.21cm" svg:height="0.23cm" text:anchor-type="as-char" draw:name="Frame3">

<draw:image xlink:href="Images/0003.png" xlink:type="simple" xlink:show="embed" xlink:actuate="onLoad"/><svg:title>Latex-Fragment</svg:title><svg:desc>$r$</svg:desc>
</draw:frame> 的点对.
</text:p>
        </text:list-item>
        <text:list-item>
          <text:p text:style-name="Text_20_body">完善的周期性体系支持.
</text:p>
        </text:list-item>
      </text:list>
      <text:p text:style-name="Text_20_body">调用示例:
</text:p>
      <text:p text:style-name="OrgSrcBlock"><text:span text:style-name="OrgSrcFontLockCommentDelimiterFace">//<text:s/></text:span><text:span text:style-name="OrgSrcFontLockCommentFace">1.<text:s/>构建nh对象.</text:span></text:p>
      <text:p text:style-name="OrgSrcBlock"><text:span text:style-name="OrgSrcDefault0000">let</text:span><text:s/><text:span text:style-name="OrgSrcDefault0001">mut</text:span><text:s/><text:span text:style-name="OrgSrcDefault0002">nh</text:span><text:s/><text:span text:style-name="OrgSrcDefault0003">=</text:span><text:s/><text:span text:style-name="OrgSrcFontLockTypeFace">Neighborhood</text:span>::<text:span text:style-name="OrgSrcDefault0004">new</text:span><text:span text:style-name="OrgSrcRainbowDelimitersDepth1Face">(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2.<text:s/>更新数据点集.</text:span></text:p>
      <text:p text:style-name="OrgSrcBlock"><text:span text:style-name="OrgSrcDefault0005">nh</text:span>.<text:span text:style-name="OrgSrcDefault0006">update</text:span><text:span text:style-name="OrgSrcRainbowDelimitersDepth1Face">(</text:span>&amp;<text:span text:style-name="OrgSrcDefault0007">points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3.<text:s/>搜索与点集中某点距离在1.7以内的数据点.</text:span></text:p>
      <text:p text:style-name="OrgSrcBlock"><text:span text:style-name="OrgSrcDefault0000">let</text:span><text:s/><text:span text:style-name="OrgSrcDefault0008">nns0</text:span><text:s/><text:span text:style-name="OrgSrcDefault0003">=</text:span><text:s/><text:span text:style-name="OrgSrcDefault0005">nh</text:span>.<text:span text:style-name="OrgSrcDefault0009">neighbors</text:span><text:span text:style-name="OrgSrcRainbowDelimitersDepth1Face">(</text:span>&amp;<text:span text:style-name="OrgSrcHighlightNumbersNumber">0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><text:span text:style-name="OrgSrcDefault0000">let</text:span><text:s/><text:span text:style-name="OrgSrcDefault0010">nns1</text:span><text:s/><text:span text:style-name="OrgSrcDefault0003">=</text:span><text:s/><text:span text:style-name="OrgSrcDefault0005">nh</text:span>.<text:span text:style-name="OrgSrcDefault0009">neighbors</text:span><text:span text:style-name="OrgSrcRainbowDelimitersDepth1Face">(</text:span>&amp;<text:span text:style-name="OrgSrcHighlightNumbersNumber">1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><text:span text:style-name="OrgSrcDefault0000">let</text:span><text:s/><text:span text:style-name="OrgSrcDefault0011">nns2</text:span><text:s/><text:span text:style-name="OrgSrcDefault0003">=</text:span><text:s/><text:span text:style-name="OrgSrcDefault0005">nh</text:span>.<text:span text:style-name="OrgSrcDefault0009">neighbors</text:span><text:span text:style-name="OrgSrcRainbowDelimitersDepth1Face">(</text:span>&amp;<text:span text:style-name="OrgSrcHighlightNumbersNumber">2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4.<text:s/>搜索与某点相邻距离在5.0以内的数据点.</text:span></text:p>
      <text:p text:style-name="OrgSrcBlockLastLine"><text:span text:style-name="OrgSrcDefault0005">nh</text:span>.<text:span text:style-name="OrgSrcDefault0012">search</text:span><text:span text:style-name="OrgSrcRainbowDelimitersDepth1Face">(</text:span><text:span text:style-name="OrgSrcRainbowDelimitersDepth2Face">[</text:span><text:span text:style-name="OrgSrcHighlightNumbersNumber">0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2Face">]</text:span>,<text:s/><text:span text:style-name="OrgSrcHighlightNumbersNumber">5</text:span>.<text:span text:style-name="OrgSrcHighlightNumbersNumber">0</text:span><text:span text:style-name="OrgSrcRainbowDelimitersDepth1Face">)</text:span>;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2Face" style:family="text">
      <style:text-properties fo:color="#2196f3"/>
    </style:style>
    <style:style style:name="OrgSrcDefault0012" style:family="text">
      <style:text-properties fo:color="nil"/>
    </style:style>
    <style:style style:name="OrgSrcDefault0011" style:family="text">
      <style:text-properties fo:color="nil"/>
    </style:style>
    <style:style style:name="OrgSrcDefault0010" style:family="text">
      <style:text-properties fo:color="nil"/>
    </style:style>
    <style:style style:name="OrgSrcHighlightNumbersNumber" style:family="text">
      <style:text-properties fo:color="#9ccc65"/>
    </style:style>
    <style:style style:name="OrgSrcDefault0009" style:family="text">
      <style:text-properties fo:color="nil"/>
    </style:style>
    <style:style style:name="OrgSrcDefault0008" style:family="text">
      <style:text-properties fo:color="nil"/>
    </style:style>
    <style:style style:name="OrgSrcDefault0007" style:family="text">
      <style:text-properties fo:color="nil"/>
    </style:style>
    <style:style style:name="OrgSrcDefault0006" style:family="text">
      <style:text-properties fo:color="nil"/>
    </style:style>
    <style:style style:name="OrgSrcDefault0005" style:family="text">
      <style:text-properties fo:color="nil"/>
    </style:style>
    <style:style style:name="OrgSrcRainbowDelimitersDepth1Face" style:family="text">
      <style:text-properties fo:color="#e91e63"/>
    </style:style>
    <style:style style:name="OrgSrcDefault0004" style:family="text">
      <style:text-properties fo:color="nil"/>
    </style:style>
    <style:style style:name="OrgSrcFontLockTypeFace" style:family="text">
      <style:text-properties fo:color="#84ffff"/>
    </style:style>
    <style:style style:name="OrgSrcDefault0003" style:family="text">
      <style:text-properties fo:color="nil"/>
    </style:style>
    <style:style style:name="OrgSrcDefault0002" style:family="text">
      <style:text-properties fo:color="nil"/>
    </style:style>
    <style:style style:name="OrgSrcDefault0001" style:family="text">
      <style:text-properties fo:color="nil"/>
    </style:style>
    <style:style style:name="OrgSrcDefault0000" style:family="text">
      <style:text-properties fo:color="nil"/>
    </style:style>
    <style:style style:name="OrgSrcBlock" style:family="paragraph" style:parent-style-name="Preformatted_20_Text">
      <style:paragraph-properties fo:background-color="#263238" fo:padding="0.049cm" fo:border="0.51pt solid #000000" style:shadow="none">
        <style:background-image/>
      </style:paragraph-properties>
      <style:text-properties fo:color="#ffffff"/>
    </style:style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enping Guo</dc:creator>
    <meta:initial-creator>Wenping Guo</meta:initial-creator>
    <dc:date>2019-12-09T19:10:39</dc:date>
    <meta:creation-date>2019-12-09T19:10:39</meta:creation-date>
    <meta:generator>Emacs 26.3 (Org mode 9.2.6)</meta:generator>
    <meta:keyword/>
    <dc:subject/>
    <dc:title>Neighborhood</dc:title>
  </office:meta>
</office:document-meta>
</file>